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249cm" fo:margin-left="-0.199cm" fo:margin-top="0cm" fo:margin-bottom="0cm" table:align="left" style:writing-mode="lr-tb"/>
    </style:style>
    <style:style style:name="Tabelle1.A" style:family="table-column">
      <style:table-column-properties style:column-width="4.189cm"/>
    </style:style>
    <style:style style:name="Tabelle1.B" style:family="table-column">
      <style:table-column-properties style:column-width="12.06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9cm" fo:padding-right="0.191cm" fo:padding-top="0cm" fo:padding-bottom="0cm" fo:border="0.5pt solid #00000a"/>
    </style:style>
    <style:style style:name="Tabelle2" style:family="table">
      <style:table-properties style:width="16.249cm" fo:margin-left="-0.199cm" fo:margin-top="0cm" fo:margin-bottom="0cm" table:align="left" style:writing-mode="lr-tb"/>
    </style:style>
    <style:style style:name="Tabelle2.A" style:family="table-column">
      <style:table-column-properties style:column-width="4.189cm"/>
    </style:style>
    <style:style style:name="Tabelle2.B" style:family="table-column">
      <style:table-column-properties style:column-width="12.06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-left="0.199cm" fo:padding-right="0.191cm" fo:padding-top="0cm" fo:padding-bottom="0cm" fo:border="0.5pt solid #00000a"/>
    </style:style>
    <style:style style:name="Tabelle4" style:family="table">
      <style:table-properties style:width="16.249cm" fo:margin-left="-0.199cm" fo:margin-top="0cm" fo:margin-bottom="0cm" table:align="left" style:writing-mode="lr-tb"/>
    </style:style>
    <style:style style:name="Tabelle4.A" style:family="table-column">
      <style:table-column-properties style:column-width="4.189cm"/>
    </style:style>
    <style:style style:name="Tabelle4.B" style:family="table-column">
      <style:table-column-properties style:column-width="12.06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Tabelle5" style:family="table">
      <style:table-properties style:width="16.249cm" fo:margin-left="-0.199cm" fo:margin-top="0cm" fo:margin-bottom="0cm" table:align="left" style:writing-mode="lr-tb"/>
    </style:style>
    <style:style style:name="Tabelle5.A" style:family="table-column">
      <style:table-column-properties style:column-width="4.189cm"/>
    </style:style>
    <style:style style:name="Tabelle5.B" style:family="table-column">
      <style:table-column-properties style:column-width="12.06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9cm" fo:padding-right="0.191cm" fo:padding-top="0cm" fo:padding-bottom="0cm" fo:border="0.5pt solid #00000a"/>
    </style:style>
    <style:style style:name="Tabelle3" style:family="table">
      <style:table-properties style:width="16.249cm" fo:margin-left="-0.199cm" fo:margin-top="0cm" fo:margin-bottom="0cm" table:align="left" style:writing-mode="lr-tb"/>
    </style:style>
    <style:style style:name="Tabelle3.A" style:family="table-column">
      <style:table-column-properties style:column-width="4.189cm"/>
    </style:style>
    <style:style style:name="Tabelle3.B" style:family="table-column">
      <style:table-column-properties style:column-width="12.06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paragraph-rsid="001e28f6"/>
    </style:style>
    <style:style style:name="P3" style:family="paragraph" style:parent-style-name="Standard">
      <style:text-properties fo:language="de" fo:country="DE" officeooo:paragraph-rsid="0032cce3"/>
    </style:style>
    <style:style style:name="P4" style:family="paragraph" style:parent-style-name="Standard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de" fo:country="DE" fo:font-weight="bold" officeooo:paragraph-rsid="001e28f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de" fo:country="DE" fo:font-weight="bold" officeooo:paragraph-rsid="002196e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de" fo:country="DE" fo:font-weight="bold" officeooo:paragraph-rsid="0032cce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language="de" fo:country="DE" fo:font-weight="bold" officeooo:paragraph-rsid="0035452f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language="de" fo:country="D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language="de" fo:country="DE" officeooo:paragraph-rsid="001e28f6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de" fo:country="DE" officeooo:paragraph-rsid="002196e8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de" fo:country="DE" officeooo:paragraph-rsid="0032cce3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de" fo:country="DE" officeooo:rsid="00170f0f" officeooo:paragraph-rsid="00170f0f"/>
    </style:style>
    <style:style style:name="P14" style:family="paragraph" style:parent-style-name="Standard" style:list-style-name="L1">
      <style:paragraph-properties fo:margin-top="0cm" fo:margin-bottom="0cm" loext:contextual-spacing="false" fo:line-height="100%"/>
      <style:text-properties fo:language="de" fo:country="DE" officeooo:rsid="00188607" officeooo:paragraph-rsid="00188607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language="de" fo:country="DE" officeooo:rsid="001e28f6" officeooo:paragraph-rsid="001e28f6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language="de" fo:country="DE" officeooo:rsid="002104e6" officeooo:paragraph-rsid="002104e6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language="de" fo:country="DE" officeooo:rsid="002196e8" officeooo:paragraph-rsid="002196e8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language="de" fo:country="DE" officeooo:rsid="002196e8" officeooo:paragraph-rsid="0032cce3"/>
    </style:style>
    <style:style style:name="P19" style:family="paragraph" style:parent-style-name="Standard" style:list-style-name="L4">
      <style:paragraph-properties fo:margin-top="0cm" fo:margin-bottom="0cm" loext:contextual-spacing="false" fo:line-height="100%"/>
      <style:text-properties fo:language="de" fo:country="DE" officeooo:rsid="00298c67" officeooo:paragraph-rsid="00298c67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language="de" fo:country="DE" officeooo:rsid="00298c67" officeooo:paragraph-rsid="0032cce3"/>
    </style:style>
    <style:style style:name="P21" style:family="paragraph" style:parent-style-name="Standard" style:master-page-name="Standard">
      <style:paragraph-properties style:page-number="auto"/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22" style:family="paragraph" style:parent-style-name="List_20_Paragraph" style:list-style-name="WWNum1">
      <style:paragraph-properties fo:margin-top="0cm" fo:margin-bottom="0cm" loext:contextual-spacing="true" fo:line-height="100%"/>
      <style:text-properties fo:language="de" fo:country="DE" officeooo:paragraph-rsid="00170f0f"/>
    </style:style>
    <style:style style:name="P23" style:family="paragraph" style:parent-style-name="List_20_Paragraph" style:list-style-name="WWNum3">
      <style:paragraph-properties fo:margin-top="0cm" fo:margin-bottom="0cm" loext:contextual-spacing="true" fo:line-height="100%"/>
      <style:text-properties fo:language="de" fo:country="DE"/>
    </style:style>
    <style:style style:name="P24" style:family="paragraph" style:parent-style-name="List_20_Paragraph" style:list-style-name="WWNum4">
      <style:paragraph-properties fo:margin-top="0cm" fo:margin-bottom="0cm" loext:contextual-spacing="true" fo:line-height="100%"/>
      <style:text-properties fo:language="de" fo:country="DE"/>
    </style:style>
    <style:style style:name="P25" style:family="paragraph" style:parent-style-name="List_20_Paragraph" style:list-style-name="WWNum1">
      <style:paragraph-properties fo:margin-top="0cm" fo:margin-bottom="0cm" loext:contextual-spacing="true" fo:line-height="100%"/>
      <style:text-properties fo:language="de" fo:country="DE" officeooo:rsid="00170f0f" officeooo:paragraph-rsid="00170f0f"/>
    </style:style>
    <style:style style:name="P26" style:family="paragraph" style:parent-style-name="List_20_Paragraph" style:list-style-name="WWNum2">
      <style:paragraph-properties fo:margin-top="0cm" fo:margin-bottom="0cm" loext:contextual-spacing="true" fo:line-height="100%"/>
      <style:text-properties fo:language="de" fo:country="DE" officeooo:rsid="001b3422" officeooo:paragraph-rsid="001b3422"/>
    </style:style>
    <style:style style:name="P27" style:family="paragraph" style:parent-style-name="List_20_Paragraph" style:list-style-name="WWNum2">
      <style:paragraph-properties fo:margin-top="0cm" fo:margin-bottom="0cm" loext:contextual-spacing="true" fo:line-height="100%"/>
      <style:text-properties fo:language="de" fo:country="DE" officeooo:rsid="001c4b76" officeooo:paragraph-rsid="001c4b76"/>
    </style:style>
    <style:style style:name="P28" style:family="paragraph" style:parent-style-name="List_20_Paragraph" style:list-style-name="L2">
      <style:paragraph-properties fo:margin-top="0cm" fo:margin-bottom="0cm" loext:contextual-spacing="true" fo:line-height="100%"/>
      <style:text-properties fo:language="de" fo:country="DE" officeooo:rsid="001e28f6" officeooo:paragraph-rsid="001e28f6"/>
    </style:style>
    <style:style style:name="P29" style:family="paragraph" style:parent-style-name="List_20_Paragraph" style:list-style-name="L3">
      <style:paragraph-properties fo:margin-top="0cm" fo:margin-bottom="0cm" loext:contextual-spacing="true" fo:line-height="100%"/>
      <style:text-properties fo:language="de" fo:country="DE" officeooo:rsid="001e28f6" officeooo:paragraph-rsid="00234f09"/>
    </style:style>
    <style:style style:name="P30" style:family="paragraph" style:parent-style-name="List_20_Paragraph" style:list-style-name="L2">
      <style:paragraph-properties fo:margin-top="0cm" fo:margin-bottom="0cm" loext:contextual-spacing="true" fo:line-height="100%"/>
      <style:text-properties fo:language="de" fo:country="DE" officeooo:rsid="001f2340" officeooo:paragraph-rsid="001f2340"/>
    </style:style>
    <style:style style:name="P31" style:family="paragraph" style:parent-style-name="List_20_Paragraph" style:list-style-name="L3">
      <style:paragraph-properties fo:margin-top="0cm" fo:margin-bottom="0cm" loext:contextual-spacing="true" fo:line-height="100%"/>
      <style:text-properties fo:language="de" fo:country="DE" officeooo:rsid="00238f20" officeooo:paragraph-rsid="00238f20"/>
    </style:style>
    <style:style style:name="P32" style:family="paragraph" style:parent-style-name="List_20_Paragraph" style:list-style-name="L3">
      <style:paragraph-properties fo:margin-top="0cm" fo:margin-bottom="0cm" loext:contextual-spacing="true" fo:line-height="100%"/>
      <style:text-properties fo:language="de" fo:country="DE" officeooo:rsid="00238f20" officeooo:paragraph-rsid="0032cce3"/>
    </style:style>
    <style:style style:name="P33" style:family="paragraph" style:parent-style-name="List_20_Paragraph" style:list-style-name="L2">
      <style:paragraph-properties fo:margin-top="0cm" fo:margin-bottom="0cm" loext:contextual-spacing="true" fo:line-height="100%"/>
      <style:text-properties fo:language="de" fo:country="DE" officeooo:rsid="0024c617" officeooo:paragraph-rsid="0024c617"/>
    </style:style>
    <style:style style:name="P34" style:family="paragraph" style:parent-style-name="List_20_Paragraph" style:list-style-name="L3">
      <style:paragraph-properties fo:margin-top="0cm" fo:margin-bottom="0cm" loext:contextual-spacing="true" fo:line-height="100%"/>
      <style:text-properties fo:language="de" fo:country="DE" officeooo:rsid="002591d8" officeooo:paragraph-rsid="002591d8"/>
    </style:style>
    <style:style style:name="P35" style:family="paragraph" style:parent-style-name="List_20_Paragraph" style:list-style-name="L3">
      <style:paragraph-properties fo:margin-top="0cm" fo:margin-bottom="0cm" loext:contextual-spacing="true" fo:line-height="100%"/>
      <style:text-properties fo:language="de" fo:country="DE" officeooo:rsid="002591d8" officeooo:paragraph-rsid="0032cce3"/>
    </style:style>
    <style:style style:name="P36" style:family="paragraph" style:parent-style-name="List_20_Paragraph" style:list-style-name="L3">
      <style:paragraph-properties fo:margin-top="0cm" fo:margin-bottom="0cm" loext:contextual-spacing="true" fo:line-height="100%"/>
      <style:text-properties fo:language="de" fo:country="DE" officeooo:rsid="00277bd2" officeooo:paragraph-rsid="00277bd2"/>
    </style:style>
    <style:style style:name="P37" style:family="paragraph" style:parent-style-name="List_20_Paragraph" style:list-style-name="L3">
      <style:paragraph-properties fo:margin-top="0cm" fo:margin-bottom="0cm" loext:contextual-spacing="true" fo:line-height="100%"/>
      <style:text-properties fo:language="de" fo:country="DE" officeooo:rsid="00277bd2" officeooo:paragraph-rsid="0032cce3"/>
    </style:style>
    <style:style style:name="P38" style:family="paragraph" style:parent-style-name="List_20_Paragraph" style:list-style-name="WWNum2">
      <style:paragraph-properties fo:margin-left="0cm" fo:margin-right="0cm" fo:margin-top="0cm" fo:margin-bottom="0cm" loext:contextual-spacing="true" fo:line-height="100%" fo:text-indent="0cm" style:auto-text-indent="false"/>
      <style:text-properties fo:language="de" fo:country="DE" officeooo:rsid="001b3422" officeooo:paragraph-rsid="001b3422"/>
    </style:style>
    <style:style style:name="P39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de" fo:country="DE" officeooo:rsid="001e28f6" officeooo:paragraph-rsid="001e28f6"/>
    </style:style>
    <style:style style:name="P4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de" fo:country="DE" officeooo:rsid="001e28f6" officeooo:paragraph-rsid="002196e8"/>
    </style:style>
    <style:style style:name="P4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de" fo:country="DE" officeooo:rsid="001e28f6" officeooo:paragraph-rsid="0032cce3"/>
    </style:style>
    <style:style style:name="P42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indent="0cm" style:auto-text-indent="false"/>
      <style:text-properties fo:language="de" fo:country="DE"/>
    </style:style>
    <style:style style:name="P43" style:family="paragraph" style:parent-style-name="List_20_Paragraph" style:list-style-name="L3">
      <style:paragraph-properties fo:margin-left="0cm" fo:margin-right="0cm" fo:margin-top="0cm" fo:margin-bottom="0cm" loext:contextual-spacing="true" fo:line-height="100%" fo:text-indent="0cm" style:auto-text-indent="false"/>
      <style:text-properties fo:language="de" fo:country="DE" officeooo:rsid="002c5b6c" officeooo:paragraph-rsid="002c5b6c"/>
    </style:style>
    <style:style style:name="P44" style:family="paragraph" style:parent-style-name="List_20_Paragraph" style:list-style-name="L3">
      <style:paragraph-properties fo:margin-left="0cm" fo:margin-right="0cm" fo:margin-top="0cm" fo:margin-bottom="0cm" loext:contextual-spacing="true" fo:line-height="100%" fo:text-indent="0cm" style:auto-text-indent="false"/>
      <style:text-properties fo:language="de" fo:country="DE" officeooo:rsid="002c5b6c" officeooo:paragraph-rsid="0032cce3"/>
    </style:style>
    <style:style style:name="T1" style:family="text">
      <style:text-properties officeooo:rsid="00170f0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b1f90"/>
    </style:style>
    <style:style style:name="T4" style:family="text">
      <style:text-properties officeooo:rsid="001c4b76"/>
    </style:style>
    <style:style style:name="T5" style:family="text">
      <style:text-properties officeooo:rsid="001e28f6"/>
    </style:style>
    <style:style style:name="T6" style:family="text">
      <style:text-properties officeooo:rsid="001f2340"/>
    </style:style>
    <style:style style:name="T7" style:family="text">
      <style:text-properties officeooo:rsid="001fa2e9"/>
    </style:style>
    <style:style style:name="T8" style:family="text">
      <style:text-properties officeooo:rsid="002591d8"/>
    </style:style>
    <style:style style:name="T9" style:family="text">
      <style:text-properties officeooo:rsid="00259ac1"/>
    </style:style>
    <style:style style:name="T10" style:family="text">
      <style:text-properties officeooo:rsid="00277bd2"/>
    </style:style>
    <style:style style:name="T11" style:family="text">
      <style:text-properties officeooo:rsid="00298c67"/>
    </style:style>
    <style:style style:name="T12" style:family="text">
      <style:text-properties officeooo:rsid="002bd719"/>
    </style:style>
    <style:style style:name="T13" style:family="text">
      <style:text-properties officeooo:rsid="002d767f"/>
    </style:style>
    <style:style style:name="T14" style:family="text">
      <style:text-properties officeooo:rsid="002f5c65"/>
    </style:style>
    <style:style style:name="T15" style:family="text">
      <style:text-properties officeooo:rsid="002f9c18"/>
    </style:style>
    <style:style style:name="T16" style:family="text">
      <style:text-properties officeooo:rsid="0030ac1b"/>
    </style:style>
    <style:style style:name="T17" style:family="text">
      <style:text-properties officeooo:rsid="003251ef"/>
    </style:style>
    <style:style style:name="T18" style:family="text">
      <style:text-properties officeooo:rsid="0032cce3"/>
    </style:style>
    <style:style style:name="T19" style:family="text">
      <style:text-properties officeooo:rsid="0035452f"/>
    </style:style>
    <style:style style:name="T20" style:family="text">
      <style:text-properties officeooo:rsid="0035b2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Use Case „<text:span text:style-name="T13">neuen Spieler hinzufügen“</text:span>: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Kurzbeschreibung:</text:p>
          </table:table-cell>
          <table:table-cell table:style-name="Tabelle1.A1" office:value-type="string">
            <text:p text:style-name="P9">Ein neuer Charaktere werden aufgenommen.</text:p>
          </table:table-cell>
        </table:table-row>
        <table:table-row table:style-name="Tabelle1.1">
          <table:table-cell table:style-name="Tabelle1.A1" office:value-type="string">
            <text:p text:style-name="P9">Akteure:</text:p>
          </table:table-cell>
          <table:table-cell table:style-name="Tabelle1.A1" office:value-type="string">
            <text:p text:style-name="P9">Spielleiter, <text:span text:style-name="T1">Spieler</text:span></text:p>
          </table:table-cell>
        </table:table-row>
        <table:table-row table:style-name="Tabelle1.1">
          <table:table-cell table:style-name="Tabelle1.A1" office:value-type="string">
            <text:p text:style-name="P9">Vorbedingung:</text:p>
          </table:table-cell>
          <table:table-cell table:style-name="Tabelle1.A1" office:value-type="string">
            <text:p text:style-name="P13"/>
          </table:table-cell>
        </table:table-row>
        <table:table-row table:style-name="Tabelle1.1">
          <table:table-cell table:style-name="Tabelle1.A1" office:value-type="string">
            <text:p text:style-name="P9">Ereignisfluss: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Nachbedingung:</text:p>
          </table:table-cell>
          <table:table-cell table:style-name="Tabelle1.A1" office:value-type="string">
            <text:list xml:id="list2251579152712741964" text:style-name="WWNum1">
              <text:list-item>
                <text:p text:style-name="P22"><text:span text:style-name="T1">Hans nimmt die Daten der Spieler auf:</text:span> </text:p>
                <text:list>
                  <text:list-item>
                    <text:p text:style-name="P22">Name, <text:span text:style-name="T1">Sozialer Rang (optional)</text:span></text:p>
                  </text:list-item>
                  <text:list-item>
                    <text:p text:style-name="P22">Rasse, Diziplin, <text:s/></text:p>
                  </text:list-item>
                  <text:list-item>
                    <text:p text:style-name="P22">DefR, DefH, <text:span text:style-name="T2">DefS</text:span>, </text:p>
                  </text:list-item>
                  <text:list-item>
                    <text:p text:style-name="P22">Schaden, Sonstige Kampfrelevantes </text:p>
                  </text:list-item>
                </text:list>
              </text:list-item>
              <text:list-item>
                <text:p text:style-name="P25">Hans bestätigt die Eingabe.</text:p>
              </text:list-item>
              <text:list-item>
                <text:p text:style-name="P25">Falls der Charakter noch nicht vorhanden war, wird er neu in der Datenank gespeichert.</text:p>
                <text:p text:style-name="P25"/>
                <text:p text:style-name="P42"/>
                <text:p text:style-name="P42">Die angelegte Charaktere werden in der Datenbank gespeichert.</text:p>
              </text:list-item>
            </text:list>
            <text:p text:style-name="P9">D<text:span text:style-name="T1">er</text:span> neue Charaktere wurde erstellt.</text:p>
          </table:table-cell>
        </table:table-row>
        <table:table-row table:style-name="Tabelle1.1">
          <table:table-cell table:style-name="Tabelle1.A1" office:value-type="string">
            <text:p text:style-name="P9">Alternativeablauf:</text:p>
          </table:table-cell>
          <table:table-cell table:style-name="Tabelle1.A1" office:value-type="string">
            <text:list xml:id="list4584339272580850535" text:style-name="L1">
              <text:list-item>
                <text:p text:style-name="P14">(ab 3.) Falls Charakter schon vorhanden, dann wird er aktualisiert.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9">Fehlerfall F1:</text:p>
            <text:p text:style-name="P9">Nachbedingung F1:</text:p>
          </table:table-cell>
          <table:table-cell table:style-name="Tabelle1.A1" office:value-type="string">
            <text:p text:style-name="P9"/>
          </table:table-cell>
        </table:table-row>
      </table:table>
      <text:p text:style-name="P1"/>
      <text:p text:style-name="P4"><text:bookmark-start text:name="__DdeLink__192_2054358979"/><text:bookmark-start text:name="__DdeLink__201_2054358979"/>Use Case „<text:span text:style-name="T14">Gegner stirbt“</text:span> <text:span text:style-name="T4">(usability Entscheidung in GUI)</text:span>: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9">Kurzbeschreibung:</text:p>
          </table:table-cell>
          <table:table-cell table:style-name="Tabelle2.A1" office:value-type="string">
            <text:p text:style-name="P9">Ein Gegner <text:span text:style-name="T3">stirbt oder wird Kampfunfähig.</text:span></text:p>
          </table:table-cell>
        </table:table-row>
        <table:table-row table:style-name="Tabelle2.1">
          <table:table-cell table:style-name="Tabelle2.A1" office:value-type="string">
            <text:p text:style-name="P9">Akteure:</text:p>
          </table:table-cell>
          <table:table-cell table:style-name="Tabelle2.A1" office:value-type="string">
            <text:p text:style-name="P9">Spielleiter</text:p>
          </table:table-cell>
        </table:table-row>
        <table:table-row table:style-name="Tabelle2.1">
          <table:table-cell table:style-name="Tabelle2.A1" office:value-type="string">
            <text:p text:style-name="P9">Vorbedingung:</text:p>
          </table:table-cell>
          <table:table-cell table:style-name="Tabelle2.A1" office:value-type="string">
            <text:list xml:id="list7429733343264626444" text:style-name="WWNum2">
              <text:list-header>
                <text:p text:style-name="P38">Spieler oder Spielleiter fügt tödlichen Schaden zu.</text:p>
              </text:list-header>
            </text:list>
          </table:table-cell>
        </table:table-row>
        <table:table-row table:style-name="Tabelle2.1">
          <table:table-cell table:style-name="Tabelle2.A1" office:value-type="string">
            <text:p text:style-name="P9">Ereignisfluss:</text:p>
            <text:p text:style-name="P9"/>
            <text:p text:style-name="P9"/>
            <text:p text:style-name="P9"/>
            <text:p text:style-name="P9">Nachbedingung:</text:p>
          </table:table-cell>
          <table:table-cell table:style-name="Tabelle2.A1" office:value-type="string">
            <text:list xml:id="list235352804153241" text:continue-numbering="true" text:style-name="WWNum2">
              <text:list-item>
                <text:p text:style-name="P26"><text:bookmark text:name="__DdeLink__196_2054358979"/>Gegner verschwindet aus <text:span text:style-name="T4">der Gegnerliste</text:span>.</text:p>
              </text:list-item>
              <text:list-item>
                <text:p text:style-name="P26">Toter Gegner wird der Totenliste hinzugefügt.</text:p>
              </text:list-item>
              <text:list-item>
                <text:p text:style-name="P27">Die Anzeigen (z.B. Observer) aktualisieren sich.</text:p>
              </text:list-item>
            </text:list>
            <text:p text:style-name="P9"/>
            <text:p text:style-name="P9"><text:span text:style-name="T4">Ausgewählter</text:span> Gegner wurde entfernt. GUI ist aktualisiert.</text:p>
          </table:table-cell>
        </table:table-row>
        <table:table-row table:style-name="Tabelle2.1">
          <table:table-cell table:style-name="Tabelle2.A1" office:value-type="string">
            <text:p text:style-name="P9">Alternativablauf:</text:p>
          </table:table-cell>
          <table:table-cell table:style-name="Tabelle2.A1" office:value-type="string">
            <text:p text:style-name="P9"/>
          </table:table-cell>
        </table:table-row>
        <table:table-row table:style-name="Tabelle2.1">
          <table:table-cell table:style-name="Tabelle2.A1" office:value-type="string">
            <text:p text:style-name="P9">Fehlerfall F1:</text:p>
            <text:p text:style-name="P9">Nachbedingung F1:</text:p>
          </table:table-cell>
          <table:table-cell table:style-name="Tabelle2.A1" office:value-type="string">
            <text:p text:style-name="P9"/>
          </table:table-cell>
        </table:table-row>
      </table:table>
      <text:p text:style-name="P1"><text:bookmark-end text:name="__DdeLink__192_2054358979"/><text:bookmark-end text:name="__DdeLink__201_2054358979"/></text:p>
      <text:p text:style-name="P5"><text:bookmark-start text:name="__DdeLink__339_1402682977"/>Use Case „<text:span text:style-name="T16">lasse Gegner angreifen“</text:span> <text:span text:style-name="T5">3.1</text:span>: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0">Kurzbeschreibung:</text:p>
          </table:table-cell>
          <table:table-cell table:style-name="Tabelle4.A1" office:value-type="string">
            <text:p text:style-name="P15">Gegner greifen Spieler an</text:p>
          </table:table-cell>
        </table:table-row>
        <table:table-row table:style-name="Tabelle4.1">
          <table:table-cell table:style-name="Tabelle4.A1" office:value-type="string">
            <text:p text:style-name="P10">Akteure:</text:p>
          </table:table-cell>
          <table:table-cell table:style-name="Tabelle4.A1" office:value-type="string">
            <text:p text:style-name="P10">Spielleiter, <text:span text:style-name="T8">Programm</text:span></text:p>
          </table:table-cell>
        </table:table-row>
        <table:table-row table:style-name="Tabelle4.1">
          <table:table-cell table:style-name="Tabelle4.A1" office:value-type="string">
            <text:p text:style-name="P10">Vorbedingung:</text:p>
          </table:table-cell>
          <table:table-cell table:style-name="Tabelle4.A1" office:value-type="string">
            <text:p text:style-name="P39">Gegnerliste ist nicht leer</text:p>
          </table:table-cell>
        </table:table-row>
        <table:table-row table:style-name="Tabelle4.1">
          <table:table-cell table:style-name="Tabelle4.A1" office:value-type="string">
            <text:p text:style-name="P10">Ereignisfluss: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Nachbedingung:</text:p>
          </table:table-cell>
          <table:table-cell table:style-name="Tabelle4.A1" office:value-type="string">
            <text:list xml:id="list1577037681909188745" text:style-name="L2">
              <text:list-item>
                <text:p text:style-name="P28"><text:bookmark-start text:name="__DdeLink__341_1402682977"/>Spielleiter startet <text:span text:style-name="T6">die Gegnerrunde</text:span>.<text:bookmark-end text:name="__DdeLink__341_1402682977"/></text:p>
                <text:list>
                  <text:list-item>
                    <text:p text:style-name="P33">(optional) Spielleiter ordnet Spielern Gegner zu.</text:p>
                  </text:list-item>
                </text:list>
              </text:list-item>
              <text:list-item>
                <text:p text:style-name="P30">Das Programm simuliert den Geschickwurf des Gegners und damit auch den Treffertyp (Helm, Rüstung etc.; noch keine Anzeige).</text:p>
              </text:list-item>
              <text:list-item>
                <text:p text:style-name="P28">Das Programm berechnet den individuellen Schaden jedes Gegner an jedem Spieler (ohne es anzuzeigen) <text:span text:style-name="T6">mit Rücksicht auf Schilde und den Treffertyp.</text:span></text:p>
              </text:list-item>
              <text:list-item>
                <text:p text:style-name="P30">Die entsprechenden Anzeigen werden farblich dem Treffertyp angepasst.</text:p>
              </text:list-item>
              <text:list-item>
                <text:p text:style-name="P30">Der Schaden der Gegner wird <text:span text:style-name="T7">pro Spieler aktualisiert</text:span>.</text:p>
              </text:list-item>
            </text:list>
            <text:p text:style-name="P16"><text:soft-page-break/>Die Schadensanzeige bei den Spieler ist aktualisiert.</text:p>
          </table:table-cell>
        </table:table-row>
        <table:table-row table:style-name="Tabelle4.1">
          <table:table-cell table:style-name="Tabelle4.A1" office:value-type="string">
            <text:p text:style-name="P10">Alternativablauf:</text:p>
          </table:table-cell>
          <table:table-cell table:style-name="Tabelle4.A1" office:value-type="string">
            <text:p text:style-name="P10"/>
          </table:table-cell>
        </table:table-row>
        <table:table-row table:style-name="Tabelle4.1">
          <table:table-cell table:style-name="Tabelle4.A1" office:value-type="string">
            <text:p text:style-name="P10">Fehlerfall F1:</text:p>
            <text:p text:style-name="P10">Nachbedingung F1:</text:p>
          </table:table-cell>
          <table:table-cell table:style-name="Tabelle4.A1" office:value-type="string">
            <text:p text:style-name="P10"/>
          </table:table-cell>
        </table:table-row>
      </table:table>
      <text:p text:style-name="P2"><text:bookmark-end text:name="__DdeLink__339_1402682977"/></text:p>
      <text:p text:style-name="P6"><text:bookmark-start text:name="__DdeLink__343_1402682977"/>Use Case „<text:span text:style-name="T17">lasse Spieler angreifen“</text:span> <text:span text:style-name="T5">3.2</text:span>: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1">Kurzbeschreibung:</text:p>
          </table:table-cell>
          <table:table-cell table:style-name="Tabelle5.A1" office:value-type="string">
            <text:p text:style-name="P17">Spieler greift Gegner an</text:p>
          </table:table-cell>
        </table:table-row>
        <table:table-row table:style-name="Tabelle5.1">
          <table:table-cell table:style-name="Tabelle5.A1" office:value-type="string">
            <text:p text:style-name="P11">Akteure:</text:p>
          </table:table-cell>
          <table:table-cell table:style-name="Tabelle5.A1" office:value-type="string">
            <text:p text:style-name="P11">Spielleiter, <text:span text:style-name="T9">Programm</text:span></text:p>
          </table:table-cell>
        </table:table-row>
        <table:table-row table:style-name="Tabelle5.1">
          <table:table-cell table:style-name="Tabelle5.A1" office:value-type="string">
            <text:p text:style-name="P11">Vorbedingung:</text:p>
          </table:table-cell>
          <table:table-cell table:style-name="Tabelle5.A1" office:value-type="string">
            <text:p text:style-name="P40">Gegnerliste ist nicht leer</text:p>
          </table:table-cell>
        </table:table-row>
        <table:table-row table:style-name="Tabelle5.1">
          <table:table-cell table:style-name="Tabelle5.A1" office:value-type="string">
            <text:p text:style-name="P11">Ereignisfluss: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Nachbedingung:</text:p>
          </table:table-cell>
          <table:table-cell table:style-name="Tabelle5.A1" office:value-type="string">
            <text:list xml:id="list521654767928279015" text:style-name="L3">
              <text:list-item>
                <text:p text:style-name="P29">Spielleiter startet die Spiellerrunde.</text:p>
              </text:list-item>
              <text:list-item>
                <text:p text:style-name="P31">Spielleiter ordnet den (neue) Spielern Gegner zu, welche sie angreifen.</text:p>
              </text:list-item>
              <text:list-item>
                <text:p text:style-name="P34">Spielleiter wählt die vom Spieler am Gegner getroffene Zone.</text:p>
              </text:list-item>
              <text:list-item>
                <text:p text:style-name="P34">Das Programm <text:span text:style-name="T10">berechnet den zugehörigen Schaden (und berücksichtigt Schild).</text:span></text:p>
              </text:list-item>
              <text:list-item>
                <text:p text:style-name="P36"><text:span text:style-name="T11">Falls der Gegner nicht blocken konnte, der Schaden wird angezeigt</text:span>.</text:p>
              </text:list-item>
              <text:list-item>
                <text:p text:style-name="P36">Das Programm reduziert das Leben des Gegners.</text:p>
              </text:list-item>
              <text:list-item>
                <text:p text:style-name="P36">Lebenspunkte prüfen (ext. Point).</text:p>
                <text:p text:style-name="P43">Lebenspunkte des Gegners wurden aktualisiert und Schaden wurde angezeigt.</text:p>
              </text:list-item>
            </text:list>
          </table:table-cell>
        </table:table-row>
        <table:table-row table:style-name="Tabelle5.1">
          <table:table-cell table:style-name="Tabelle5.A1" office:value-type="string">
            <text:p text:style-name="P11">Alternativablauf:</text:p>
          </table:table-cell>
          <table:table-cell table:style-name="Tabelle5.A1" office:value-type="string">
            <text:list xml:id="list4519322266811063228" text:style-name="L4">
              <text:list-item>
                <text:p text:style-name="P19">(ab 5.) Falls Gegner blocken konnte, so wird kein Schaden angezeigt sondern eine Blockmeldung.</text:p>
              </text:list-item>
            </text:list>
          </table:table-cell>
        </table:table-row>
        <table:table-row table:style-name="Tabelle5.1">
          <table:table-cell table:style-name="Tabelle5.A1" office:value-type="string">
            <text:p text:style-name="P11">Fehlerfall F1:</text:p>
            <text:p text:style-name="P11">Nachbedingung F1:</text:p>
          </table:table-cell>
          <table:table-cell table:style-name="Tabelle5.A1" office:value-type="string">
            <text:p text:style-name="P11"/>
          </table:table-cell>
        </table:table-row>
      </table:table>
      <text:p text:style-name="P7"/>
      <text:p text:style-name="P8">Use Case „<text:span text:style-name="T20">berechne Schaden“</text:span> <text:span text:style-name="T19">4</text:span>: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2">Kurzbeschreibung:</text:p>
          </table:table-cell>
          <table:table-cell table:style-name="Tabelle3.A1" office:value-type="string">
            <text:p text:style-name="P18"/>
          </table:table-cell>
        </table:table-row>
        <table:table-row table:style-name="Tabelle3.1">
          <table:table-cell table:style-name="Tabelle3.A1" office:value-type="string">
            <text:p text:style-name="P12">Akteure:</text:p>
          </table:table-cell>
          <table:table-cell table:style-name="Tabelle3.A1" office:value-type="string">
            <text:p text:style-name="P12"/>
          </table:table-cell>
        </table:table-row>
        <table:table-row table:style-name="Tabelle3.1">
          <table:table-cell table:style-name="Tabelle3.A1" office:value-type="string">
            <text:p text:style-name="P12">Vorbedingung:</text:p>
          </table:table-cell>
          <table:table-cell table:style-name="Tabelle3.A1" office:value-type="string">
            <text:p text:style-name="P41"/>
          </table:table-cell>
        </table:table-row>
        <table:table-row table:style-name="Tabelle3.1">
          <table:table-cell table:style-name="Tabelle3.A1" office:value-type="string">
            <text:p text:style-name="P12">Ereignisfluss: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Nachbedingung:</text:p>
          </table:table-cell>
          <table:table-cell table:style-name="Tabelle3.A1" office:value-type="string">
            <text:list xml:id="list235352858177669" text:continue-list="list521654767928279015" text:style-name="L3">
              <text:list-header>
                <text:p text:style-name="P44"/>
              </text:list-header>
            </text:list>
          </table:table-cell>
        </table:table-row>
        <table:table-row table:style-name="Tabelle3.1">
          <table:table-cell table:style-name="Tabelle3.A1" office:value-type="string">
            <text:p text:style-name="P12">Alternativablauf:</text:p>
          </table:table-cell>
          <table:table-cell table:style-name="Tabelle3.A1" office:value-type="string">
            <text:p text:style-name="P20"/>
          </table:table-cell>
        </table:table-row>
        <table:table-row table:style-name="Tabelle3.1">
          <table:table-cell table:style-name="Tabelle3.A1" office:value-type="string">
            <text:p text:style-name="P12">Fehlerfall F1:</text:p>
            <text:p text:style-name="P12">Nachbedingung F1:</text:p>
          </table:table-cell>
          <table:table-cell table:style-name="Tabelle3.A1" office:value-type="string">
            <text:p text:style-name="P12"/>
          </table:table-cell>
        </table:table-row>
      </table:table>
      <text:p text:style-name="P3"><text:bookmark-end text:name="__DdeLink__343_14026829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oshin naghavi</meta:initial-creator>
    <meta:editing-cycles>38</meta:editing-cycles>
    <meta:creation-date>2015-04-17T12:06:00</meta:creation-date>
    <dc:date>2015-04-20T23:53:52.749000000</dc:date>
    <meta:editing-duration>PT38M40S</meta:editing-duration>
    <meta:generator>LibreOffice/4.3.0.4$Windows_x86 LibreOffice_project/62ad5818884a2fc2e5780dd45466868d41009ec0</meta:generator>
    <meta:document-statistic meta:table-count="5" meta:image-count="0" meta:object-count="0" meta:page-count="2" meta:paragraph-count="86" meta:word-count="378" meta:character-count="2814" meta:non-whitespace-character-count="2542"/>
    <meta:user-defined meta:name="AppVersion">12.0000</meta:user-defined>
    <meta:user-defined meta:name="Company">Frost-R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